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25"/>
          <table:table-cell table:style-name="ce34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5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4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Def</text:p>
          </table:table-cell>
          <table:covered-table-cell table:number-columns-repeated="4" table:style-name="ce6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5 – Map&amp;Models</text:p>
          </table:table-cell>
          <table:covered-table-cell table:number-columns-repeated="4" table:style-name="ce6"/>
          <table:covered-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Midwest Expansion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6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6" office:value-type="string" calcext:value-type="string">
            <text:p><text:span text:style-name="T4">PMA-</text:span>C2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6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3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6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3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v1.0c (Alchemist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ly 21, 2022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1T12:10:48.709000000</dc:date>
    <meta:editing-duration>PT7H8M24S</meta:editing-duration>
    <meta:editing-cycles>24</meta:editing-cycles>
    <meta:document-statistic meta:table-count="1" meta:cell-count="85" meta:object-count="0"/>
  </office:meta>
</office:document-meta>
</file>